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0398in" fo:margin-bottom="0.0398in" style:contextual-spacing="false" fo:text-align="center" style:justify-single-word="false"/>
      <style:text-properties style:font-name="Cantarell" officeooo:rsid="0006efa6" officeooo:paragraph-rsid="0006efa6"/>
    </style:style>
    <style:style style:name="P2" style:family="paragraph" style:parent-style-name="Standard" style:list-style-name="L1">
      <style:paragraph-properties fo:margin-top="0.0398in" fo:margin-bottom="0.0398in" style:contextual-spacing="false" fo:text-align="center" style:justify-single-word="false"/>
      <style:text-properties style:font-name="Cantarell" officeooo:rsid="0008a69e" officeooo:paragraph-rsid="0008a69e"/>
    </style:style>
    <style:style style:name="P3" style:family="paragraph" style:parent-style-name="Standard">
      <style:paragraph-properties fo:margin-top="0.0398in" fo:margin-bottom="0.0398in" style:contextual-spacing="false" fo:text-align="center" style:justify-single-word="false"/>
      <style:text-properties style:font-name="Cantarell" officeooo:rsid="0008a69e" officeooo:paragraph-rsid="0008a69e"/>
    </style:style>
    <style:style style:name="P4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style:font-name="Cantarell" fo:font-weight="bold" officeooo:rsid="0006efa6" officeooo:paragraph-rsid="0006efa6" style:font-weight-asian="bold" style:font-weight-complex="bold"/>
    </style:style>
    <style:style style:name="P5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style:font-name="Cantarell" fo:font-weight="normal" officeooo:rsid="0006efa6" officeooo:paragraph-rsid="0006efa6" style:font-weight-asian="normal" style:font-weight-complex="normal"/>
    </style:style>
    <style:style style:name="P6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style:font-name="Cantarell" officeooo:paragraph-rsid="0006efa6"/>
    </style:style>
    <style:style style:name="P7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style:font-name="Cantarell" fo:font-weight="normal" officeooo:rsid="0006efa6" officeooo:paragraph-rsid="0008a69e" style:font-weight-asian="normal" style:font-weight-complex="normal"/>
    </style:style>
    <style:style style:name="P8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style:font-name="Cantarell" fo:font-weight="normal" officeooo:rsid="000af039" officeooo:paragraph-rsid="000af039" style:font-weight-asian="normal" style:font-weight-complex="normal"/>
    </style:style>
    <style:style style:name="P9" style:family="paragraph" style:parent-style-name="Standard">
      <style:paragraph-properties fo:margin-top="0.0398in" fo:margin-bottom="0.0398in" style:contextual-spacing="false" fo:text-align="justify" style:justify-single-word="false"/>
      <style:text-properties style:font-name="Cantarell" officeooo:paragraph-rsid="0006efa6"/>
    </style:style>
    <style:style style:name="P10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style:font-name="Cantarell" fo:font-weight="bold" officeooo:rsid="00092536" officeooo:paragraph-rsid="00092536" style:font-weight-asian="bold" style:font-weight-complex="bold"/>
    </style:style>
    <style:style style:name="P11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style:font-name="Cantarell" fo:font-weight="normal" officeooo:rsid="00092536" officeooo:paragraph-rsid="00092536" style:font-weight-asian="normal" style:font-weight-complex="normal"/>
    </style:style>
    <style:style style:name="P12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style:font-name="Cantarell" fo:font-weight="normal" officeooo:rsid="00092536" officeooo:paragraph-rsid="00aad50c" style:font-weight-asian="normal" style:font-weight-complex="normal"/>
    </style:style>
    <style:style style:name="P13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officeooo:paragraph-rsid="00aad50c"/>
    </style:style>
    <style:style style:name="P14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style:font-name="Cantarell" fo:font-weight="normal" officeooo:rsid="0055f428" officeooo:paragraph-rsid="0055f428" style:font-weight-asian="normal" style:font-weight-complex="normal"/>
    </style:style>
    <style:style style:name="P15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style:font-name="Cantarell" fo:font-weight="normal" officeooo:rsid="001e6770" officeooo:paragraph-rsid="001e6770" style:font-weight-asian="normal" style:font-weight-complex="normal"/>
    </style:style>
    <style:style style:name="P16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style:font-name="Cantarell" fo:font-weight="normal" officeooo:rsid="000c06f2" officeooo:paragraph-rsid="000c06f2" style:font-weight-asian="normal" style:font-weight-complex="normal"/>
    </style:style>
    <style:style style:name="P17" style:family="paragraph" style:parent-style-name="Standard" style:list-style-name="L2">
      <style:paragraph-properties fo:margin-top="0.0398in" fo:margin-bottom="0.0398in" style:contextual-spacing="false" fo:text-align="justify" style:justify-single-word="false"/>
      <style:text-properties style:font-name="Cantarell" fo:font-weight="normal" officeooo:rsid="0018cfe3" officeooo:paragraph-rsid="0018cfe3" style:font-weight-asian="normal" style:font-weight-complex="normal"/>
    </style:style>
    <style:style style:name="P18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style:font-name="Cantarell" fo:font-weight="normal" officeooo:rsid="0018cfe3" officeooo:paragraph-rsid="0018cfe3" style:font-weight-asian="normal" style:font-weight-complex="normal"/>
    </style:style>
    <style:style style:name="P19" style:family="paragraph" style:parent-style-name="Standard" style:list-style-name="L3">
      <style:paragraph-properties fo:margin-top="0.0398in" fo:margin-bottom="0.0398in" style:contextual-spacing="false" fo:text-align="justify" style:justify-single-word="false"/>
      <style:text-properties style:font-name="Cantarell" fo:font-weight="normal" officeooo:rsid="0018cfe3" officeooo:paragraph-rsid="0030c501" style:font-weight-asian="normal" style:font-weight-complex="normal"/>
    </style:style>
    <style:style style:name="P20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style:font-name="Cantarell" officeooo:paragraph-rsid="0018cfe3"/>
    </style:style>
    <style:style style:name="P21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style:font-name="Cantarell" officeooo:rsid="0018cfe3" officeooo:paragraph-rsid="0018cfe3"/>
    </style:style>
    <style:style style:name="P22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style:font-name="Cantarell" officeooo:rsid="001e6770" officeooo:paragraph-rsid="001e6770"/>
    </style:style>
    <style:style style:name="P23" style:family="paragraph" style:parent-style-name="Standard">
      <style:paragraph-properties fo:margin-top="0.0398in" fo:margin-bottom="0.0398in" style:contextual-spacing="false" fo:text-align="justify" style:justify-single-word="false"/>
      <style:text-properties style:font-name="Cantarell" officeooo:paragraph-rsid="001e6770"/>
    </style:style>
    <style:style style:name="P24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style:font-name="Cantarell" officeooo:paragraph-rsid="000af039"/>
    </style:style>
    <style:style style:name="P25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style:font-name="Cantarell" officeooo:rsid="000c06f2" officeooo:paragraph-rsid="000c06f2"/>
    </style:style>
    <style:style style:name="P26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style:font-name="Cantarell" fo:font-weight="normal" officeooo:rsid="000dc4f8" officeooo:paragraph-rsid="000dc4f8" style:font-weight-asian="normal" style:font-weight-complex="normal"/>
    </style:style>
    <style:style style:name="P27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style:font-name="Cantarell" officeooo:paragraph-rsid="000dc4f8"/>
    </style:style>
    <style:style style:name="P28" style:family="paragraph" style:parent-style-name="Standard" style:list-style-name="L4">
      <style:paragraph-properties fo:margin-top="0.0398in" fo:margin-bottom="0.0398in" style:contextual-spacing="false" fo:text-align="justify" style:justify-single-word="false"/>
      <style:text-properties style:font-name="Cantarell" officeooo:rsid="000dc4f8" officeooo:paragraph-rsid="003d5036"/>
    </style:style>
    <style:style style:name="P29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style:font-name="Cantarell" officeooo:rsid="00291e40" officeooo:paragraph-rsid="00291e40"/>
    </style:style>
    <style:style style:name="P30" style:family="paragraph" style:parent-style-name="Standard" style:list-style-name="L1">
      <style:paragraph-properties fo:margin-top="0.0398in" fo:margin-bottom="0.0398in" style:contextual-spacing="false" fo:text-align="justify" style:justify-single-word="false"/>
      <style:text-properties style:font-name="Cantarell" fo:font-weight="normal" officeooo:rsid="00291e40" officeooo:paragraph-rsid="00291e40" style:font-weight-asian="normal" style:font-weight-complex="normal"/>
    </style:style>
    <style:style style:name="P31" style:family="paragraph" style:parent-style-name="Standard" style:list-style-name="L5">
      <style:paragraph-properties fo:margin-top="0.0398in" fo:margin-bottom="0.0398in" style:contextual-spacing="false" fo:text-align="justify" style:justify-single-word="false"/>
      <style:text-properties style:font-name="Cantarell" officeooo:paragraph-rsid="0046b047"/>
    </style:style>
    <style:style style:name="P32" style:family="paragraph" style:parent-style-name="Standard">
      <style:paragraph-properties fo:margin-top="0.0398in" fo:margin-bottom="0.0398in" style:contextual-spacing="false" fo:text-align="justify" style:justify-single-word="false"/>
      <style:text-properties style:font-name="Cantarell" officeooo:paragraph-rsid="000dc4f8"/>
    </style:style>
    <style:style style:name="T1" style:family="text">
      <style:text-properties officeooo:rsid="00715269"/>
    </style:style>
    <style:style style:name="T2" style:family="text">
      <style:text-properties officeooo:rsid="00129623"/>
    </style:style>
    <style:style style:name="T3" style:family="text">
      <style:text-properties fo:font-weight="normal" officeooo:rsid="0055f428" style:font-weight-asian="normal" style:font-weight-complex="normal"/>
    </style:style>
    <style:style style:name="T4" style:family="text">
      <style:text-properties fo:font-weight="normal" officeooo:rsid="0006efa6" style:font-weight-asian="normal" style:font-weight-complex="normal"/>
    </style:style>
    <style:style style:name="T5" style:family="text">
      <style:text-properties officeooo:rsid="000af039"/>
    </style:style>
    <style:style style:name="T6" style:family="text">
      <style:text-properties fo:font-weight="bold" officeooo:rsid="00092536" style:font-weight-asian="bold" style:font-weight-complex="bold"/>
    </style:style>
    <style:style style:name="T7" style:family="text">
      <style:text-properties style:font-name="Cantarell" fo:font-weight="normal" officeooo:rsid="00092536" style:font-weight-asian="normal" style:font-weight-complex="normal"/>
    </style:style>
    <style:style style:name="T8" style:family="text">
      <style:text-properties officeooo:rsid="001e6770"/>
    </style:style>
    <style:style style:name="T9" style:family="text">
      <style:text-properties officeooo:rsid="00291e40"/>
    </style:style>
    <style:style style:name="T10" style:family="text">
      <style:text-properties officeooo:rsid="00a771cc"/>
    </style:style>
    <style:style style:name="T11" style:family="text">
      <style:text-properties officeooo:rsid="0030c501"/>
    </style:style>
    <style:style style:name="T12" style:family="text">
      <style:text-properties fo:font-weight="normal" officeooo:rsid="0018cfe3" style:font-weight-asian="normal" style:font-weight-complex="normal"/>
    </style:style>
    <style:style style:name="T13" style:family="text">
      <style:text-properties fo:font-weight="normal" officeooo:rsid="00715269" style:font-weight-asian="normal" style:font-weight-complex="normal"/>
    </style:style>
    <style:style style:name="T14" style:family="text">
      <style:text-properties fo:font-weight="normal" officeooo:rsid="001e6770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30c501" style:font-weight-asian="normal" style:font-weight-complex="normal"/>
    </style:style>
    <style:style style:name="T17" style:family="text">
      <style:text-properties fo:font-weight="normal" officeooo:rsid="000af039" style:font-weight-asian="normal" style:font-weight-complex="normal"/>
    </style:style>
    <style:style style:name="T18" style:family="text">
      <style:text-properties fo:font-weight="normal" officeooo:rsid="000dc4f8" style:font-weight-asian="normal" style:font-weight-complex="normal"/>
    </style:style>
    <style:style style:name="T19" style:family="text">
      <style:text-properties officeooo:rsid="00a5c21b"/>
    </style:style>
    <style:style style:name="T20" style:family="text">
      <style:text-properties fo:font-weight="normal" officeooo:rsid="000c06f2" style:font-weight-asian="normal" style:font-weight-complex="normal"/>
    </style:style>
    <style:style style:name="T21" style:family="text">
      <style:text-properties fo:font-weight="normal" officeooo:rsid="00291e40" style:font-weight-asian="normal" style:font-weight-complex="normal"/>
    </style:style>
    <style:style style:name="T22" style:family="text">
      <style:text-properties fo:font-weight="normal" officeooo:rsid="00a5c21b" style:font-weight-asian="normal" style:font-weight-complex="normal"/>
    </style:style>
    <style:style style:name="T23" style:family="text">
      <style:text-properties fo:font-weight="normal" officeooo:rsid="0046b047" style:font-weight-asian="normal" style:font-weight-complex="normal"/>
    </style:style>
    <style:style style:name="T24" style:family="text">
      <style:text-properties fo:font-weight="normal" officeooo:rsid="004f0c10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OpenSymbol"/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style:font-name="OpenSymbol"/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style:font-name="Open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OpenSymbol"/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style:font-name="OpenSymbol"/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style:font-name="Open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OpenSymbol"/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style:font-name="OpenSymbol"/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style:font-name="Open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OpenSymbol"/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style:font-name="OpenSymbol"/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style:font-name="Open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OpenSymbol"/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style:font-name="OpenSymbol"/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style:font-name="Open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Техническое задание</text:p>
      <text:p text:style-name="P1"><text:span text:style-name="T1">по </text:span>разработк<text:span text:style-name="T2">е</text:span> приложения</text:p>
      <text:p text:style-name="P1">с графическим интерфейсо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text:style-name="L1">
        <text:list-header>
          <text:p text:style-name="P2"><text:soft-page-break/>Оглавление</text:p>
        </text:list-header>
      </text:list>
      <text:p text:style-name="P3"/>
      <text:list text:continue-numbering="true" text:style-name="L1">
        <text:list-item>
          <text:p text:style-name="P4">Введение</text:p>
        </text:list-item>
        <text:list-item>
          <text:p text:style-name="P4">Общие сведения</text:p>
          <text:list>
            <text:list-item>
              <text:p text:style-name="P5">Назначение программы</text:p>
            </text:list-item>
            <text:list-item>
              <text:p text:style-name="P6"><text:span text:style-name="T3">Используемые технологии</text:span><text:span text:style-name="T4"><text:tab/></text:span></text:p>
            </text:list-item>
          </text:list>
        </text:list-item>
        <text:list-item>
          <text:p text:style-name="P4">Задание</text:p>
          <text:list>
            <text:list-item>
              <text:p text:style-name="P7">Требования к <text:span text:style-name="T5">программе или </text:span>программному изделию</text:p>
              <text:list>
                <text:list-item>
                  <text:p text:style-name="P8">Требования к функциональным характеристикам</text:p>
                </text:list-item>
                <text:list-item>
                  <text:p text:style-name="P8">Требования к дизайну</text:p>
                </text:list-item>
              </text:list>
            </text:list-item>
          </text:list>
        </text:list-item>
      </text:list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list xml:id="list222017354914665" text:continue-numbering="true" text:style-name="L1">
        <text:list-item text:start-value="1">
          <text:p text:style-name="P10"><text:soft-page-break/>Введение</text:p>
          <text:p text:style-name="P11">Данное техническое задание описывает требования по разработке приложения с графическим интерфейсом</text:p>
        </text:list-item>
        <text:list-item>
          <text:p text:style-name="P10">Общие сведения</text:p>
          <text:list>
            <text:list-item>
              <text:p text:style-name="P12">Назначение программы</text:p>
              <text:list>
                <text:list-item>
                  <text:p text:style-name="P13"><text:span text:style-name="T7">Программа предназначена для тестирования скорости и точности печати</text:span></text:p>
                </text:list-item>
              </text:list>
            </text:list-item>
            <text:list-item>
              <text:p text:style-name="P14">Используемые технологии</text:p>
              <text:list>
                <text:list-item>
                  <text:p text:style-name="P14">Язык программирования Python</text:p>
                </text:list-item>
                <text:list-item>
                  <text:p text:style-name="P14">Библиотека для создания графических интерфейсов PyQt</text:p>
                </text:list-item>
              </text:list>
            </text:list-item>
          </text:list>
        </text:list-item>
        <text:list-item>
          <text:p text:style-name="P10">Задание</text:p>
          <text:list>
            <text:list-item>
              <text:p text:style-name="P11">Требования к <text:span text:style-name="T5">программе или </text:span>программному изделию</text:p>
              <text:list>
                <text:list-item>
                  <text:p text:style-name="P8">Требования к функциональным характеристикам</text:p>
                  <text:list>
                    <text:list-item>
                      <text:p text:style-name="P15">Основное окно</text:p>
                      <text:list>
                        <text:list-item>
                          <text:p text:style-name="P8">Возможность начать новый тест</text:p>
                          <text:list>
                            <text:list-item>
                              <text:p text:style-name="P8">Выбор режима в секундах: 15/30/60/120</text:p>
                            </text:list-item>
                            <text:list-item>
                              <text:p text:style-name="P8">Выбор языка набираемых слов: русский/английский</text:p>
                            </text:list-item>
                            <text:list-item>
                              <text:p text:style-name="P16">Генерация слов в случайном порядке <text:span text:style-name="T8">и их отоброжение</text:span></text:p>
                            </text:list-item>
                            <text:list-item>
                              <text:p text:style-name="P15">Отоброжение верности введенного символа</text:p>
                            </text:list-item>
                          </text:list>
                        </text:list-item>
                        <text:list-item>
                          <text:p text:style-name="P8">Расчет скорости и точности печати</text:p>
                        </text:list-item>
                        <text:list-item>
                          <text:p text:style-name="P8">Создание линейной диаграммы <text:span text:style-name="T1">на основе</text:span> полученных данных</text:p>
                        </text:list-item>
                        <text:list-item>
                          <text:p text:style-name="P8">Сохранение данных в базу данных</text:p>
                        </text:list-item>
                        <text:list-item>
                          <text:p text:style-name="P8"><text:span text:style-name="T9">Кнопка для</text:span> смены цветовой схемы (со светлой на тёмную и наоборот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7">Кнопка для перехода в <text:span text:style-name="T8">окно </text:span>локаль<text:span text:style-name="T8">ного </text:span>профил<text:span text:style-name="T8">я</text:span></text:p>
                        </text:list-item>
                        <text:list-item>
                          <text:p text:style-name="P17">Кнопка для открытия <text:span text:style-name="T8">окн</text:span><text:span text:style-name="T1">а </text:span>настроек теста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22017056653358" text:continue-list="list222017354914665" text:style-name="L1">
        <text:list-item>
          <text:list>
            <text:list-item>
              <text:list>
                <text:list-item>
                  <text:list>
                    <text:list-item>
                      <text:p text:style-name="P18">Окно локального профиля</text:p>
                      <text:list>
                        <text:list-item>
                          <text:p text:style-name="P18">Отображение линейной диаграммы <text:span text:style-name="T10">на основе</text:span> всех тестах</text:p>
                        </text:list-item>
                        <text:list-item>
                          <text:p text:style-name="P18">Кнопка для очистки истории всех пройденных тестов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9">Отображать всплывающее окно с <text:span text:style-name="T11">вопросом </text:span><text:span text:style-name="T9">“Удалить все данные?”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222017056653358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8">Кнопка “удалить<text:span text:style-name="T1">”</text:span></text:p>
                                  <text:list>
                                    <text:list-item>
                                      <text:p text:style-name="P18">Удалять все данные из базы данных при нажатии на кнопку</text:p>
                                    </text:list-item>
                                    <text:list-item>
                                      <text:p text:style-name="P18">Закрыть всплывающее окно</text:p>
                                    </text:list-item>
                                  </text:list>
                                </text:list-item>
                                <text:list-item>
                                  <text:p text:style-name="P20"><text:span text:style-name="T12">Кнопка </text:span><text:span text:style-name="T13">“</text:span><text:span text:style-name="T12">отменить”</text:span></text:p>
                                  <text:list>
                                    <text:list-item>
                                      <text:p text:style-name="P18">Закрыть всплывающее окно при нажатии на кнопку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"><text:span text:style-name="T14">Окно</text:span><text:span text:style-name="T15"> настроек теста</text:span></text:p>
                      <text:list>
                        <text:list-item>
                          <text:p text:style-name="P15">Кнопка закрытия окна</text:p>
                        </text:list-item>
                        <text:list-item>
                          <text:p text:style-name="P22"><text:span text:style-name="T15">Выпадающее меню для выбора режима </text:span><text:span text:style-name="T16">теста</text:span></text:p>
                        </text:list-item>
                        <text:list-item>
                          <text:p text:style-name="P15">Выпадающее меню для выбора языка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3"><text:span text:style-name="T14"/></text:p>
      <text:p text:style-name="P23"><text:span text:style-name="T14"/></text:p>
      <text:list xml:id="list222016314758410" text:continue-numbering="true" text:style-name="L1">
        <text:list-item>
          <text:list>
            <text:list-item>
              <text:list>
                <text:list-item>
                  <text:p text:style-name="P24"><text:soft-page-break/><text:span text:style-name="T17">Требования к дизайну</text:span></text:p>
                  <text:list>
                    <text:list-item>
                      <text:p text:style-name="P16">Основное окно приложения</text:p>
                      <text:list>
                        <text:list-item>
                          <text:p text:style-name="P25"><text:span text:style-name="T15">Лев</text:span><text:span text:style-name="T13">ы</text:span><text:span text:style-name="T12">й</text:span><text:span text:style-name="T15"> </text:span><text:span text:style-name="T18">верхний угол</text:span></text:p>
                          <text:list>
                            <text:list-item>
                              <text:p text:style-name="P16">Расположить название программы: “QTyper”</text:p>
                            </text:list-item>
                          </text:list>
                        </text:list-item>
                        <text:list-item>
                          <text:p text:style-name="P25"><text:span text:style-name="T15">Посередине необходимо расположить сгенерирова</text:span><text:span text:style-name="T13">н</text:span><text:span text:style-name="T15">ные слова</text:span></text:p>
                        </text:list-item>
                        <text:list-item>
                          <text:p text:style-name="P16">Правый верхний угол</text:p>
                          <text:list>
                            <text:list-item>
                              <text:p text:style-name="P16">Кнопка смены цветовой схемы</text:p>
                            </text:list-item>
                            <text:list-item>
                              <text:p text:style-name="P16">Кнопка для перехода в окно локального профиля</text:p>
                            </text:list-item>
                            <text:list-item>
                              <text:p text:style-name="P16">Кнопка для перехода в окно настроек теста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">Окно локально<text:span text:style-name="T19">го</text:span> профиля</text:p>
                      <text:list>
                        <text:list-item>
                          <text:p text:style-name="P27"><text:span text:style-name="T20"><text:tab/></text:span><text:span text:style-name="T18">Левый верхний угол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8"><text:span text:style-name="T15">Кнопка </text:span><text:span text:style-name="T21">округлой формы </text:span><text:span text:style-name="T15">для возврата в основное окно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22016455802378" text:continue-list="list222016314758410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6">Центр</text:p>
                          <text:list>
                            <text:list-item>
                              <text:p text:style-name="P27"><text:span text:style-name="T21">Линейная диаграмма </text:span><text:span text:style-name="T22">на основе</text:span><text:span text:style-name="T18"> всех пройденных тестах</text:span></text:p>
                            </text:list-item>
                          </text:list>
                        </text:list-item>
                        <text:list-item>
                          <text:p text:style-name="P26">Верхний правый угол</text:p>
                          <text:list>
                            <text:list-item>
                              <text:p text:style-name="P26">Кнопка для очистки истории всех пройденных тестов</text:p>
                            </text:list-item>
                          </text:list>
                        </text:list-item>
                        <text:list-item>
                          <text:p text:style-name="P29"><text:span text:style-name="T18">В</text:span><text:span text:style-name="T15">сплывающее окно при нажатии на кнопку очистки</text:span></text:p>
                          <text:list>
                            <text:list-item>
                              <text:p text:style-name="P30">Окно должно быть прямоугольной формы и составлять 15% в длину и 10% в ширину от разрешения монитора</text:p>
                            </text:list-item>
                            <text:list-item>
                              <text:p text:style-name="P30">Сверху необходимо расположить вопрос: “Удалить все данные?”</text:p>
                            </text:list-item>
                            <text:list-item>
                              <text:p text:style-name="P30">Снизу расположить две прямоугольные кнопки</text:p>
                              <text:list>
                                <text:list-item>
                                  <text:p text:style-name="P30">Удалить</text:p>
                                  <text:list>
                                    <text:list-item>
                                      <text:p text:style-name="P30">Кнопка должна быть красного цвета</text:p>
                                    </text:list-item>
                                  </text:list>
                                </text:list-item>
                                <text:list-item>
                                  <text:p text:style-name="P30">Отменить</text:p>
                                  <text:list>
                                    <text:list-item>
                                      <text:p text:style-name="P30">Кнопка должна быть зеленого цвета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7"><text:span text:style-name="T14">Окно настроек</text:span><text:span text:style-name="T18"> теста</text:span></text:p>
                      <text:list>
                        <text:list-item>
                          <text:p text:style-name="P26">Размер окна должен составлять 30% в длину и 30% в ширину от разрешения монитора</text:p>
                        </text:list-item>
                        <text:list-item>
                          <text:p text:style-name="P26">Левый верхний угол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1"><text:span text:style-name="T18"><text:tab/></text:span><text:span text:style-name="T14">Кнопка </text:span><text:span text:style-name="T21">округлой формы </text:span><text:span text:style-name="T23">для </text:span><text:span text:style-name="T14">закрытия окна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222016455802378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6"><text:tab/>Центр</text:p>
                          <text:list>
                            <text:list-item>
                              <text:p text:style-name="P27"><text:span text:style-name="T18">Справа расположить выпадающее меню для выбора режима </text:span><text:span text:style-name="T24">теста</text:span></text:p>
                            </text:list-item>
                            <text:list-item>
                              <text:p text:style-name="P26">Слева расположить выпадающее меню для выбора языка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><text:span text:style-name="T18"/></text:p>
      <text:list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7"><text:span text:style-name="T18"/></text:p>
                    </text:list-header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81in" style:type="center"/>
          <style:tab-stop style:position="6.936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5in" fo:margin-bottom="0in" fo:margin-left="0.0311in" fo:margin-right="0.782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7:43:54.977305524</meta:creation-date>
    <dc:date>2024-10-24T22:17:32.559008831</dc:date>
    <meta:editing-duration>PT2H21M34S</meta:editing-duration>
    <meta:editing-cycles>30</meta:editing-cycles>
    <meta:generator>LibreOffice/24.8.2.1$Linux_X86_64 LibreOffice_project/480$Build-1</meta:generator>
    <meta:print-date>2024-10-24T22:20:14.676219012</meta:print-date>
    <meta:printed-by>PDF files</meta:printed-by>
    <meta:document-statistic meta:table-count="0" meta:image-count="0" meta:object-count="0" meta:page-count="4" meta:paragraph-count="80" meta:word-count="447" meta:character-count="2828" meta:non-whitespace-character-count="2530"/>
  </office:meta>
</office:document-meta>
</file>